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530.25pt"/>
    </style:style>
    <style:style style:name="co3" style:family="table-column">
      <style:table-column-properties fo:break-before="auto" style:column-width="109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fo:color="#222222" fo:font-size="12pt" style:font-name-asian="Noto Sans CJK SC Regular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kingdom (regnum) </text:p>
          </table:table-cell>
          <table:table-cell table:style-name="ce3" office:value-type="string" calcext:value-type="string">
            <text:p>"kingdom", "phylum", regnum,    "subkingdom"   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    "superphylum"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subkingdom (subregnum) division or phylum (divisio or phylum) </text:p>
          </table:table-cell>
          <table:table-cell office:value-type="string" calcext:value-type="string">
            <text:p>divisio, division</text:p>
          </table:table-cell>
          <table:table-cell table:number-columns-repeated="2"/>
          <table:table-cell table:style-name="ce1" office:value-type="string" calcext:value-type="string">
            <text:p>       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subdivision or subphylum (subdivisio or subphylum) </text:p>
          </table:table-cell>
          <table:table-cell office:value-type="string" calcext:value-type="string">
            <text:p>"infraphylum", "subphylum" </text:p>
          </table:table-cell>
          <table:table-cell table:number-columns-repeated="2"/>
          <table:table-cell table:style-name="ce1" office:value-type="string" calcext:value-type="string">
            <text:p>        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nfraphylum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superclass</text:p>
          </table:table-cell>
          <table:table-cell table:style-name="ce3" office:value-type="string" calcext:value-type="string">
            <text:p>  "superclass",    "superclassis" ,  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class (classis) </text:p>
          </table:table-cell>
          <table:table-cell office:value-type="string" calcext:value-type="string">
            <text:p>class, classis,           "subclassis"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bclass (subclassis) </text:p>
          </table:table-cell>
          <table:table-cell office:value-type="string" calcext:value-type="string">
            <text:p>infraclass, "subclass"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perorder</text:p>
          </table:table-cell>
          <table:table-cell table:style-name="ce3" office:value-type="string" calcext:value-type="string">
            <text:p>"superorder"  , "superordo"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rder (ordo) </text:p>
          </table:table-cell>
          <table:table-cell table:style-name="ce3" office:value-type="string" calcext:value-type="string">
            <text:p>"order", "Order", "ordo", 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border (subordo) </text:p>
          </table:table-cell>
          <table:table-cell office:value-type="string" calcext:value-type="string">
            <text:p>infraorder, "suborder",   "Suborder", "subordo" 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Parvorder</text:p>
          </table:table-cell>
          <table:table-cell office:value-type="string" calcext:value-type="string">
            <text:p>parvorder  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perfamily</text:p>
          </table:table-cell>
          <table:table-cell table:style-name="ce3" office:value-type="string" calcext:value-type="string">
            <text:p>superfamilia, superfamily, Superfamily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family (familia) </text:p>
          </table:table-cell>
          <table:table-cell office:value-type="string" calcext:value-type="string">
            <text:p>Famil,   "familia"  "family" "Family"     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bfamily (subfamilia) </text:p>
          </table:table-cell>
          <table:table-cell office:value-type="string" calcext:value-type="string">
            <text:p>"fubfamily", <text:s/>"subfamilia",              "subfamily"          "Subfamily"          "†Subfamily"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  "supertribe"   ,    "Supertribe"       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tribe (tribus) </text:p>
          </table:table-cell>
          <table:table-cell table:style-name="ce3" office:value-type="string" calcext:value-type="string">
            <text:p>"tribe"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btribe (subtribus) </text:p>
          </table:table-cell>
          <table:table-cell office:value-type="string" calcext:value-type="string">
            <text:p>cohort, <text:s/>Subribe, "subtrib", <text:s/>"subtribe", "Subtribe", "subtribes"       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genus (genus) </text:p>
          </table:table-cell>
          <table:table-cell office:value-type="string" calcext:value-type="string">
            <text:p>"genus"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bgenus (subgenus) </text:p>
          </table:table-cell>
          <table:table-cell office:value-type="string" calcext:value-type="string">
            <text:p>"sub1genus, "subenus" </text:p>
          </table:table-cell>
          <table:table-cell table:style-name="ce3" office:value-type="string" calcext:value-type="string">
            <text:p>  ""     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  "supersection"  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ection (sectio) </text:p>
          </table:table-cell>
          <table:table-cell table:style-name="ce3" office:value-type="string" calcext:value-type="string">
            <text:p>"section"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bsection (subsectio) </text:p>
          </table:table-cell>
          <table:table-cell table:style-name="ce3" office:value-type="string" calcext:value-type="string">
            <text:p><text:s/>"subsection"  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eries (series) </text:p>
          </table:table-cell>
          <table:table-cell table:style-name="ce3" office:value-type="string" calcext:value-type="string">
            <text:p>"series"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bseries (subseries) 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"superspecies"    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pecies (species) </text:p>
          </table:table-cell>
          <table:table-cell table:style-name="ce3" office:value-type="string" calcext:value-type="string">
            <text:p>"species"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bspecies (subspecies) </text:p>
          </table:table-cell>
          <table:table-cell table:style-name="ce3" office:value-type="string" calcext:value-type="string">
            <text:p><text:s/>"subspecies" 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variety (varietas) 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ubvariety (subvarietas) </text:p>
          </table:table-cell>
          <table:table-cell table:style-name="ce3" office:value-type="string" calcext:value-type="string">
            <text:p>  "subvariety" 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form (forma) </text:p>
          </table:table-cell>
          <table:table-cell office:value-type="string" calcext:value-type="string">
            <text:p>aberration, race, "form", "forma" 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bform (subforma)</text:p>
          </table:table-cell>
          <table:table-cell table:style-name="ce3" office:value-type="string" calcext:value-type="string">
            <text:p>   "subform" </text:p>
          </table:table-cell>
          <table:table-cell table:number-columns-repeated="4"/>
          <table:table-cell table:style-name="ce1" office:value-type="string" calcext:value-type="string">
            <text:p>              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hybrid (only for plants)</text:p>
          </table:table-cell>
          <table:table-cell office:value-type="string" calcext:value-type="string">
            <text:p>Hybri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 vernacular name</text:p>
          </table:table-cell>
          <table:table-cell office:value-type="string" calcext:value-type="string">
            <text:p>vernacular name  </text:p>
          </table:table-cell>
          <table:table-cell table:number-columns-repeated="4"/>
          <table:table-cell table:style-name="ce1" office:value-type="string" calcext:value-type="string">
            <text:p>   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" office:value-type="string" calcext:value-type="string">
            <text:p>            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"/>
          <table:table-cell table:number-columns-repeated="1016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" office:value-type="string" calcext:value-type="string">
            <text:p> [82]                 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" office:value-type="string" calcext:value-type="string">
            <text:p> [91]               "Tribe"              "†Tribe"             "tribes"             "tribus"             "variation"  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" office:value-type="string" calcext:value-type="string">
            <text:p>[100] "varietas"           "variety"          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</meta:initial-creator>
    <meta:creation-date>2017-08-03T12:25:45</meta:creation-date>
    <dc:date>2017-08-03T17:13:33.565356650</dc:date>
    <meta:generator>LibreOffice/5.1.6.2$Linux_X86_64 LibreOffice_project/10m0$Build-2</meta:generator>
    <meta:editing-duration>PT4M39S</meta:editing-duration>
    <meta:editing-cycles>2</meta:editing-cycles>
    <meta:document-statistic meta:table-count="3" meta:cell-count="71" meta:object-count="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